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F00000131B20FCAA0.svm" manifest:media-type=""/>
  <manifest:file-entry manifest:full-path="Pictures/20000001000000FE000001038E021CBF.svm" manifest:media-type=""/>
  <manifest:file-entry manifest:full-path="Pictures/200000010000016400000135C081B7AE.svm" manifest:media-type=""/>
  <manifest:file-entry manifest:full-path="Pictures/2000000100000175000001295D7A3A32.svm" manifest:media-type=""/>
  <manifest:file-entry manifest:full-path="Pictures/200000010000016800000131A798175D.svm" manifest:media-type=""/>
  <manifest:file-entry manifest:full-path="Pictures/200000010000016400000135A0B92CFB.svm" manifest:media-type=""/>
  <manifest:file-entry manifest:full-path="Pictures/20000001000001790000012D35D48ABB.svm" manifest:media-type=""/>
  <manifest:file-entry manifest:full-path="Pictures/20000001000001790000012D3928A6AB.svm" manifest:media-type=""/>
  <manifest:file-entry manifest:full-path="Pictures/20000001000000F6000001426FFCD15A.svm" manifest:media-type=""/>
  <manifest:file-entry manifest:full-path="Pictures/20000001000001640000012917065DD5.svm" manifest:media-type=""/>
  <manifest:file-entry manifest:full-path="Pictures/200000010000015F00000135D64FBC2E.svm" manifest:media-type=""/>
  <manifest:file-entry manifest:full-path="Pictures/200000010000017D00000129E242AB27.svm" manifest:media-type=""/>
  <manifest:file-entry manifest:full-path="Pictures/20000001000002690000013145689BC3.svm" manifest:media-type=""/>
  <manifest:file-entry manifest:full-path="Pictures/20000001000000D8000000F2F8ADF435.svm" manifest:media-type=""/>
  <manifest:file-entry manifest:full-path="Pictures/200000010000015B000001297505B6BA.svm" manifest:media-type=""/>
  <manifest:file-entry manifest:full-path="Pictures/200000020000031600000192CDFB6237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L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L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985cm" svg:height="4.063cm" svg:x="2.508cm" svg:y="0.688cm">
          <draw:image xlink:href="Pictures/200000020000031600000192CDFB6237.eps" xlink:type="simple" xlink:show="embed" xlink:actuate="onLoad">
            <text:p/>
          </draw:image>
        </draw:frame>
        <draw:frame draw:style-name="gr2" draw:text-style-name="P2" draw:layer="layout" svg:width="0.869cm" svg:height="0.916cm" svg:x="11.421cm" svg:y="3.59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0.927cm" svg:y="3.59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739cm" svg:height="0.365cm" svg:x="8.257cm" svg:y="0.28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6cm" svg:height="0.355cm" svg:x="7.598cm" svg:y="1.022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2cm" svg:height="0.37cm" svg:x="7.327cm" svg:y="1.484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245cm" svg:height="0.321cm" svg:x="8.528cm" svg:y="1.603cm">
          <draw:image xlink:href="Pictures/20000001000000F6000001426FFCD15A.svm" xlink:type="simple" xlink:show="embed" xlink:actuate="onLoad">
            <text:p/>
          </draw:image>
        </draw:frame>
        <draw:frame draw:style-name="gr7" draw:text-style-name="P1" draw:layer="layout" svg:width="0.451cm" svg:height="0.36cm" svg:x="9.228cm" svg:y="1.03cm">
          <draw:image xlink:href="Pictures/20000001000001790000012D3928A6AB.svm" xlink:type="simple" xlink:show="embed" xlink:actuate="onLoad">
            <text:p/>
          </draw:image>
        </draw:frame>
        <draw:frame draw:style-name="gr8" draw:text-style-name="P1" draw:layer="layout" svg:width="0.426cm" svg:height="0.37cm" svg:x="9.694cm" svg:y="1.884cm">
          <draw:image xlink:href="Pictures/200000010000016400000135A0B92CFB.svm" xlink:type="simple" xlink:show="embed" xlink:actuate="onLoad">
            <text:p/>
          </draw:image>
        </draw:frame>
        <draw:frame draw:style-name="gr9" draw:text-style-name="P1" draw:layer="layout" svg:width="0.451cm" svg:height="0.36cm" svg:x="8.499cm" svg:y="2.748cm">
          <draw:image xlink:href="Pictures/20000001000001790000012D35D48ABB.svm" xlink:type="simple" xlink:show="embed" xlink:actuate="onLoad">
            <text:p/>
          </draw:image>
        </draw:frame>
        <draw:frame draw:style-name="gr10" draw:text-style-name="P1" draw:layer="layout" svg:width="0.446cm" svg:height="0.355cm" svg:x="7.598cm" svg:y="2.742cm">
          <draw:image xlink:href="Pictures/2000000100000175000001295D7A3A32.svm" xlink:type="simple" xlink:show="embed" xlink:actuate="onLoad">
            <text:p/>
          </draw:image>
        </draw:frame>
        <draw:frame draw:style-name="gr11" draw:text-style-name="P1" draw:layer="layout" svg:width="0.426cm" svg:height="0.37cm" svg:x="9.78cm" svg:y="2.738cm">
          <draw:image xlink:href="Pictures/200000010000016400000135C081B7AE.svm" xlink:type="simple" xlink:show="embed" xlink:actuate="onLoad">
            <text:p/>
          </draw:image>
        </draw:frame>
        <draw:frame draw:style-name="gr12" draw:text-style-name="P1" draw:layer="layout" svg:width="0.415cm" svg:height="0.355cm" svg:x="7.44cm" svg:y="3.698cm">
          <draw:image xlink:href="Pictures/200000010000015B000001297505B6BA.svm" xlink:type="simple" xlink:show="embed" xlink:actuate="onLoad">
            <text:p/>
          </draw:image>
        </draw:frame>
        <draw:frame draw:style-name="gr13" draw:text-style-name="P1" draw:layer="layout" svg:width="0.426cm" svg:height="0.355cm" svg:x="9.738cm" svg:y="3.698cm">
          <draw:image xlink:href="Pictures/20000001000001640000012917065DD5.svm" xlink:type="simple" xlink:show="embed" xlink:actuate="onLoad">
            <text:p/>
          </draw:image>
        </draw:frame>
        <draw:frame draw:style-name="gr14" draw:text-style-name="P1" draw:layer="layout" svg:width="0.304cm" svg:height="0.31cm" svg:x="8.855cm" svg:y="3.937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draw:layer="layout" svg:width="0.739cm" svg:height="0.365cm" svg:x="3.748cm" svg:y="0.28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56cm" svg:height="0.355cm" svg:x="3.045cm" svg:y="1.033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51cm" svg:height="0.36cm" svg:x="4.715cm" svg:y="1.03cm">
          <draw:image xlink:href="Pictures/20000001000001790000012D3928A6AB.svm" xlink:type="simple" xlink:show="embed" xlink:actuate="onLoad">
            <text:p/>
          </draw:image>
        </draw:frame>
        <draw:frame draw:style-name="gr10" draw:text-style-name="P1" draw:layer="layout" svg:width="0.446cm" svg:height="0.355cm" svg:x="3.045cm" svg:y="2.753cm">
          <draw:image xlink:href="Pictures/2000000100000175000001295D7A3A32.svm" xlink:type="simple" xlink:show="embed" xlink:actuate="onLoad">
            <text:p/>
          </draw:image>
        </draw:frame>
        <draw:frame draw:style-name="gr9" draw:text-style-name="P1" draw:layer="layout" svg:width="0.451cm" svg:height="0.36cm" svg:x="3.985cm" svg:y="2.748cm">
          <draw:image xlink:href="Pictures/20000001000001790000012D35D48ABB.svm" xlink:type="simple" xlink:show="embed" xlink:actuate="onLoad">
            <text:p/>
          </draw:image>
        </draw:frame>
        <draw:frame draw:style-name="gr11" draw:text-style-name="P1" draw:layer="layout" svg:width="0.426cm" svg:height="0.37cm" svg:x="5.249cm" svg:y="2.738cm">
          <draw:image xlink:href="Pictures/200000010000016400000135C081B7AE.svm" xlink:type="simple" xlink:show="embed" xlink:actuate="onLoad">
            <text:p/>
          </draw:image>
        </draw:frame>
        <draw:frame draw:style-name="gr15" draw:text-style-name="P1" draw:layer="layout" svg:width="0.431cm" svg:height="0.365cm" svg:x="5.182cm" svg:y="3.766cm">
          <draw:image xlink:href="Pictures/200000010000016800000131A798175D.svm" xlink:type="simple" xlink:show="embed" xlink:actuate="onLoad">
            <text:p/>
          </draw:image>
        </draw:frame>
        <draw:frame draw:style-name="gr16" draw:text-style-name="P1" draw:layer="layout" svg:width="0.42cm" svg:height="0.365cm" svg:x="2.923cm" svg:y="3.766cm">
          <draw:image xlink:href="Pictures/200000010000015F00000131B20FCAA0.svm" xlink:type="simple" xlink:show="embed" xlink:actuate="onLoad">
            <text:p/>
          </draw:image>
        </draw:frame>
        <draw:frame draw:style-name="gr17" draw:text-style-name="P1" draw:layer="layout" svg:width="0.258cm" svg:height="0.289cm" svg:x="4.309cm" svg:y="3.989cm">
          <draw:image xlink:href="Pictures/20000001000000D8000000F2F8ADF435.svm" xlink:type="simple" xlink:show="embed" xlink:actuate="onLoad">
            <text:p/>
          </draw:image>
        </draw:frame>
        <draw:frame draw:style-name="gr5" draw:text-style-name="P1" draw:layer="layout" svg:width="0.42cm" svg:height="0.37cm" svg:x="2.852cm" svg:y="1.484cm">
          <draw:image xlink:href="Pictures/200000010000015F00000135D64FBC2E.svm" xlink:type="simple" xlink:show="embed" xlink:actuate="onLoad">
            <text:p/>
          </draw:image>
        </draw:frame>
        <draw:frame draw:style-name="gr6" draw:text-style-name="P1" draw:layer="layout" svg:width="0.245cm" svg:height="0.321cm" svg:x="3.968cm" svg:y="1.603cm">
          <draw:image xlink:href="Pictures/20000001000000F6000001426FFCD1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09:32:23</meta:creation-date>
    <meta:editing-duration>PT33M55S</meta:editing-duration>
    <meta:editing-cycles>12</meta:editing-cycles>
    <meta:generator>LibreOffice/4.2.8.2$Linux_x86 LibreOffice_project/420m0$Build-2</meta:generator>
    <dc:title>kkkFigures</dc:title>
    <meta:initial-creator>kkk </meta:initial-creator>
    <dc:date>2017-03-28T18:56:13.195891500</dc:date>
    <meta:document-statistic meta:object-count="26"/>
    <meta:template xlink:type="simple" xlink:actuate="onRequest" xlink:title="kkkFigures" xlink:href="../../../../.libreoffice/3/user/template/kkkFigures.otg" meta:date="2014-01-22T09:32:22"/>
  </office:meta>
</office:document-meta>
</file>